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sans1" svg:font-family="Lucidasans"/>
    <style:font-face style:name="OpenSymbol" svg:font-family="OpenSymbol"/>
    <style:font-face style:name="Roboto-Regular" svg:font-family="Roboto-Regular, helvetica, arial, sans-serif"/>
    <style:font-face style:name="Thorndale1" svg:font-family="Thorndale" style:font-family-generic="roman"/>
    <style:font-face style:name="Helvetica" svg:font-family="Helvetica" style:font-family-generic="swiss"/>
    <style:font-face style:name="DejaVu Sans Mono" svg:font-family="'DejaVu Sans Mono'"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HG 明朝L Sun" svg:font-family="'HG 明朝L Sun'"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4.0201in" table:align="left"/>
    </style:style>
    <style:style style:name="Table1.A" style:family="table-column">
      <style:table-column-properties style:column-width="0.1715in"/>
    </style:style>
    <style:style style:name="Table1.B" style:family="table-column">
      <style:table-column-properties style:column-width="1.1625in"/>
    </style:style>
    <style:style style:name="Table1.C" style:family="table-column">
      <style:table-column-properties style:column-width="0.975in"/>
    </style:style>
    <style:style style:name="Table1.D" style:family="table-column">
      <style:table-column-properties style:column-width="0.8472in"/>
    </style:style>
    <style:style style:name="Table1.E" style:family="table-column">
      <style:table-column-properties style:column-width="0.8639in"/>
    </style:style>
    <style:style style:name="Table1.A1" style:family="table-cell">
      <style:table-cell-properties style:vertical-align="middle" fo:padding="0.0201in" fo:border-left="0.0069in solid #000000" fo:border-right="none" fo:border-top="0.0069in solid #000000" fo:border-bottom="0.0069in solid #000000"/>
    </style:style>
    <style:style style:name="Table1.E1" style:family="table-cell">
      <style:table-cell-properties style:vertical-align="middle" fo:padding="0.0201in" fo:border="0.0069in solid #000000"/>
    </style:style>
    <style:style style:name="Table1.A2" style:family="table-cell">
      <style:table-cell-properties style:vertical-align="middle" fo:padding="0.0201in" fo:border-left="0.0069in solid #000000" fo:border-right="none" fo:border-top="none" fo:border-bottom="0.0069in solid #000000"/>
    </style:style>
    <style:style style:name="Table1.E2" style:family="table-cell">
      <style:table-cell-properties style:vertical-align="middle" fo:padding="0.0201in" fo:border-left="0.0069in solid #000000" fo:border-right="0.0069in solid #000000" fo:border-top="none" fo:border-bottom="0.0069in solid #000000"/>
    </style:style>
    <style:style style:name="P1" style:family="paragraph" style:parent-style-name="Text_20_body">
      <style:text-properties fo:color="#000000"/>
    </style:style>
    <style:style style:name="P2" style:family="paragraph" style:parent-style-name="Text_20_body">
      <style:text-properties fo:color="#000000"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Text_20_body">
      <style:text-properties fo:color="#000000" fo:font-size="14pt" fo:font-weight="bold" style:font-size-asian="14pt" style:font-size-complex="14pt"/>
    </style:style>
    <style:style style:name="P4" style:family="paragraph" style:parent-style-name="Text_20_body">
      <style:paragraph-properties fo:text-align="start" style:justify-single-word="false"/>
      <style:text-properties fo:color="#000000" fo:font-size="14pt" fo:font-weight="bold" style:font-size-asian="14pt" style:font-size-complex="14pt"/>
    </style:style>
    <style:style style:name="P5" style:family="paragraph" style:parent-style-name="Text_20_body">
      <style:paragraph-properties fo:text-align="start" style:justify-single-word="false"/>
      <style:text-properties fo:color="#000000" fo:font-size="14pt" fo:font-weight="normal" style:font-size-asian="14pt" style:font-weight-asian="normal" style:font-size-complex="14pt" style:font-weight-complex="normal"/>
    </style:style>
    <style:style style:name="P6" style:family="paragraph" style:parent-style-name="Text_20_body">
      <style:text-properties fo:color="#000000" style:font-name="Thorndale1" fo:font-size="14pt" fo:font-weight="bold" style:font-size-asian="14pt" style:font-size-complex="14pt"/>
    </style:style>
    <style:style style:name="P7" style:family="paragraph" style:parent-style-name="Text_20_body">
      <style:text-properties fo:color="#ff0000" fo:font-size="14pt" fo:font-weight="bold" style:font-size-asian="14pt" style:font-size-complex="14pt"/>
    </style:style>
    <style:style style:name="P8" style:family="paragraph" style:parent-style-name="Text_20_body">
      <style:text-properties fo:color="#ff0000"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Text_20_body">
      <style:text-properties style:font-name="Thorndale1" fo:font-size="14pt" style:font-size-asian="14pt" style:font-size-complex="14pt"/>
    </style:style>
    <style:style style:name="P10" style:family="paragraph" style:parent-style-name="Text_20_body">
      <style:paragraph-properties fo:margin-left="0.0102in" fo:margin-right="0in" fo:margin-top="0in" fo:margin-bottom="0.1965in" fo:text-indent="0in" style:auto-text-indent="false">
        <style:tab-stops/>
      </style:paragraph-properties>
      <style:text-properties fo:color="#000000" fo:font-size="14pt" fo:font-style="normal" fo:font-weight="normal" style:font-style-asian="normal" style:font-weight-asian="normal" style:font-style-complex="normal" style:font-weight-complex="normal"/>
    </style:style>
    <style:style style:name="P11" style:family="paragraph" style:parent-style-name="Text_20_body">
      <style:paragraph-properties fo:margin-left="0.0102in" fo:margin-right="0in" fo:margin-top="0in" fo:margin-bottom="0.1965in" fo:text-indent="0in" style:auto-text-indent="false">
        <style:tab-stops/>
      </style:paragraph-properties>
      <style:text-properties fo:color="#ff0000" fo:font-size="14pt" fo:font-style="normal" fo:font-weight="normal" style:font-style-asian="normal" style:font-weight-asian="normal" style:font-style-complex="normal" style:font-weight-complex="normal"/>
    </style:style>
    <style:style style:name="P12" style:family="paragraph" style:parent-style-name="Table_20_Contents">
      <style:text-properties fo:font-size="14pt" style:font-size-asian="14pt" style:font-size-complex="14pt"/>
    </style:style>
    <style:style style:name="P13" style:family="paragraph" style:parent-style-name="Table_20_Contents">
      <style:paragraph-properties fo:text-align="center" style:justify-single-word="false"/>
      <style:text-properties fo:font-size="14pt" style:font-size-asian="14pt" style:font-size-complex="14pt"/>
    </style:style>
    <style:style style:name="P14" style:family="paragraph" style:parent-style-name="Table_20_Contents">
      <style:paragraph-properties fo:margin-left="0.0008in" fo:margin-right="0.0008in" fo:text-align="center" style:justify-single-word="false" fo:text-indent="0in" style:auto-text-indent="false"/>
      <style:text-properties fo:font-size="14pt" style:font-size-asian="14pt" style:font-size-complex="14pt"/>
    </style:style>
    <style:style style:name="P15" style:family="paragraph" style:parent-style-name="Text_20_body">
      <style:paragraph-properties fo:margin-top="0in" fo:margin-bottom="0in"/>
      <style:text-propertie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top="0in" fo:margin-bottom="0in"/>
      <style:text-properties style:use-window-font-color="true" style:font-name="Thorndale1" fo:font-size="14pt" fo:font-weight="normal" style:font-name-asian="Helvetica" style:font-size-asian="14pt" style:font-weight-asian="normal" style:font-name-complex="Helvetica" style:font-size-complex="14pt" style:font-weight-complex="normal"/>
    </style:style>
    <style:style style:name="P17" style:family="paragraph" style:parent-style-name="Standard">
      <style:paragraph-properties style:text-autospace="none"/>
      <style:text-properties style:use-window-font-color="true" style:font-name="Thorndale1" fo:font-size="14pt" fo:font-weight="normal" style:font-name-asian="Helvetica" style:font-size-asian="14pt" style:font-weight-asian="normal" style:font-name-complex="Helvetica" style:font-size-complex="14pt" style:font-weight-complex="normal"/>
    </style:style>
    <style:style style:name="P18" style:family="paragraph" style:parent-style-name="Standard">
      <style:text-properties fo:color="#ff0000" style:font-name="Thorndale1" fo:font-size="14pt" style:font-name-asian="Helvetica" style:font-size-asian="14pt" style:font-name-complex="Helvetica" style:font-size-complex="14pt"/>
    </style:style>
    <style:style style:name="P19" style:family="paragraph" style:parent-style-name="Standard">
      <style:paragraph-properties style:text-autospace="none"/>
      <style:text-properties fo:color="#ff0000" style:font-name="Thorndale1" fo:font-size="14pt" style:font-name-asian="Helvetica" style:font-size-asian="14pt" style:font-name-complex="Helvetica" style:font-size-complex="14pt"/>
    </style:style>
    <style:style style:name="P20" style:family="paragraph" style:parent-style-name="Standard">
      <style:paragraph-properties style:text-autospace="none"/>
      <style:text-properties fo:color="#ff0000" style:font-name="Thorndale1" fo:font-size="14pt" fo:font-weight="normal" style:font-name-asian="Helvetica" style:font-size-asian="14pt" style:font-weight-asian="normal" style:font-name-complex="Helvetica" style:font-size-complex="14pt" style:font-weight-complex="normal"/>
    </style:style>
    <style:style style:name="P21" style:family="paragraph" style:parent-style-name="Standard">
      <style:paragraph-properties style:text-autospace="none"/>
      <style:text-properties fo:color="#ff0000" style:font-name="Thorndale1" fo:font-size="14pt" fo:font-weight="normal"/>
    </style:style>
    <style:style style:name="P22" style:family="paragraph" style:parent-style-name="Standard">
      <style:paragraph-properties style:text-autospace="none"/>
      <style:text-properties style:use-window-font-color="true" style:font-name="Thorndale1" fo:font-size="14pt" fo:font-weight="normal" style:font-name-asian="Helvetica" style:font-size-asian="14pt" style:font-weight-asian="normal" style:font-name-complex="Helvetica" style:font-size-complex="14pt" style:font-weight-complex="normal"/>
    </style:style>
    <style:style style:name="T1" style:family="text">
      <style:text-properties fo:font-size="24pt" fo:font-weight="bold"/>
    </style:style>
    <style:style style:name="T2" style:family="text">
      <style:text-properties fo:font-size="15pt"/>
    </style:style>
    <style:style style:name="T3" style:family="text">
      <style:text-properties fo:font-size="15pt" fo:font-weight="bold" style:font-weight-asian="bold" style:font-weight-complex="bold"/>
    </style:style>
    <style:style style:name="T4" style:family="text">
      <style:text-properties fo:color="#ff0000"/>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position="super 58%" style:font-name-asian="Helvetica" style:font-size-asian="14pt" style:font-weight-asian="normal" style:font-name-complex="Helvetica" style:font-size-complex="14pt" style:font-weight-complex="normal"/>
    </style:style>
    <style:style style:name="T9" style:family="text">
      <style:text-properties style:font-name-asian="Helvetica" style:font-size-asian="14pt" style:font-weight-asian="normal" style:font-name-complex="Helvetica" style:font-size-complex="14pt" style:font-weight-complex="normal"/>
    </style:style>
    <style:style style:name="T10"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rcise 11</text:span> </text:p>
      <text:p text:style-name="Horizontal_20_Line"/>
      <text:p text:style-name="P5"><text:span text:style-name="T2">Student's Name: </text:span><text:span text:style-name="T3">Yuta Nemoto</text:span><text:span text:style-name="T2"><text:tab/>ID:</text:span> <text:span text:style-name="T6">s1240234</text:span></text:p>
      <text:p text:style-name="P5"/>
      <text:p text:style-name="P4">Problem 1 <text:span text:style-name="T5">(40points)</text:span></text:p>
      <text:p text:style-name="P10">Consider a file currently consisting of 50 blocks numbered from 1 to 50. Assume that the file control block (and the index block, in case of indexed allocation) is already in memory. Calculate how many disk I/O operations are required for each operation in the table in the case of contiguous, linked, and indexed (single-level) allocation strategies. In the contiguous-allocation case, assume that there is no room to grow in the beginning, but there is room to grow in the end. Assume that the block information to be added is stored in memory.</text:p>
      <text:p text:style-name="P11">Fill the following table: (show the number of read (r) and write (w) O/I operations separatel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
          </table:table-cell>
          <table:table-cell table:style-name="Table1.A1" office:value-type="string">
            <text:p text:style-name="P12"/>
          </table:table-cell>
          <table:table-cell table:style-name="Table1.A1" office:value-type="string">
            <text:p text:style-name="P12">contiguous-allocation </text:p>
          </table:table-cell>
          <table:table-cell table:style-name="Table1.A1" office:value-type="string">
            <text:p text:style-name="P12">linked allocation </text:p>
          </table:table-cell>
          <table:table-cell table:style-name="Table1.E1" office:value-type="string">
            <text:p text:style-name="P12">indexed (single-level) allocation </text:p>
          </table:table-cell>
        </table:table-row>
        <table:table-row>
          <table:table-cell table:style-name="Table1.A2" office:value-type="string">
            <text:p text:style-name="P12">a </text:p>
          </table:table-cell>
          <table:table-cell table:style-name="Table1.A2" office:value-type="string">
            <text:p text:style-name="P12">A block is added in the beginning </text:p>
          </table:table-cell>
          <table:table-cell table:style-name="Table1.A2" office:value-type="string">
            <text:p text:style-name="P13">r: 50</text:p>
            <text:p text:style-name="P13">w: 51</text:p>
          </table:table-cell>
          <table:table-cell table:style-name="Table1.A2" office:value-type="string">
            <text:p text:style-name="P14">r: 0</text:p>
            <text:p text:style-name="P14">w: 1</text:p>
          </table:table-cell>
          <table:table-cell table:style-name="Table1.E2" office:value-type="string">
            <text:p text:style-name="P13">r: 0</text:p>
            <text:p text:style-name="P13">w: 1</text:p>
          </table:table-cell>
        </table:table-row>
        <table:table-row>
          <table:table-cell table:style-name="Table1.A2" office:value-type="string">
            <text:p text:style-name="P12">b </text:p>
          </table:table-cell>
          <table:table-cell table:style-name="Table1.A2" office:value-type="string">
            <text:p text:style-name="P12">A block is added in the middle </text:p>
          </table:table-cell>
          <table:table-cell table:style-name="Table1.A2" office:value-type="string">
            <text:p text:style-name="P13">r: 25</text:p>
            <text:p text:style-name="P13">w: 26</text:p>
          </table:table-cell>
          <table:table-cell table:style-name="Table1.A2" office:value-type="string">
            <text:p text:style-name="P14">r: 25</text:p>
            <text:p text:style-name="P14">w: 2</text:p>
          </table:table-cell>
          <table:table-cell table:style-name="Table1.E2" office:value-type="string">
            <text:p text:style-name="P13">r: 0</text:p>
            <text:p text:style-name="P13">w: 1</text:p>
          </table:table-cell>
        </table:table-row>
        <table:table-row>
          <table:table-cell table:style-name="Table1.A2" office:value-type="string">
            <text:p text:style-name="P12">c </text:p>
          </table:table-cell>
          <table:table-cell table:style-name="Table1.A2" office:value-type="string">
            <text:p text:style-name="P12">A block is added in the end </text:p>
          </table:table-cell>
          <table:table-cell table:style-name="Table1.A2" office:value-type="string">
            <text:p text:style-name="P13">r: 0</text:p>
            <text:p text:style-name="P13">w: 1</text:p>
          </table:table-cell>
          <table:table-cell table:style-name="Table1.A2" office:value-type="string">
            <text:p text:style-name="P14">r: <text:span text:style-name="T10">1</text:span></text:p>
            <text:p text:style-name="P14">w: 2</text:p>
          </table:table-cell>
          <table:table-cell table:style-name="Table1.E2" office:value-type="string">
            <text:p text:style-name="P13">r: 0</text:p>
            <text:p text:style-name="P13">w: 1</text:p>
          </table:table-cell>
        </table:table-row>
        <table:table-row>
          <table:table-cell table:style-name="Table1.A2" office:value-type="string">
            <text:p text:style-name="P12">d </text:p>
          </table:table-cell>
          <table:table-cell table:style-name="Table1.A2" office:value-type="string">
            <text:p text:style-name="P12">A block is removed from the beginning </text:p>
          </table:table-cell>
          <table:table-cell table:style-name="Table1.A2" office:value-type="string">
            <text:p text:style-name="P13">r: 0</text:p>
            <text:p text:style-name="P13">w: 0</text:p>
          </table:table-cell>
          <table:table-cell table:style-name="Table1.A2" office:value-type="string">
            <text:p text:style-name="P14">r: 1</text:p>
            <text:p text:style-name="P14">w: 0</text:p>
          </table:table-cell>
          <table:table-cell table:style-name="Table1.E2" office:value-type="string">
            <text:p text:style-name="P13">r: 0</text:p>
            <text:p text:style-name="P13">w: 0</text:p>
          </table:table-cell>
        </table:table-row>
        <table:table-row>
          <table:table-cell table:style-name="Table1.A2" office:value-type="string">
            <text:p text:style-name="P12">e </text:p>
          </table:table-cell>
          <table:table-cell table:style-name="Table1.A2" office:value-type="string">
            <text:p text:style-name="P12">A block is removed from the middle ( block number 25) </text:p>
          </table:table-cell>
          <table:table-cell table:style-name="Table1.A2" office:value-type="string">
            <text:p text:style-name="P13">r: <text:span text:style-name="T10">24</text:span></text:p>
            <text:p text:style-name="P13">w: <text:span text:style-name="T10">24</text:span></text:p>
          </table:table-cell>
          <table:table-cell table:style-name="Table1.A2" office:value-type="string">
            <text:p text:style-name="P14">r: <text:span text:style-name="T10">26</text:span></text:p>
            <text:p text:style-name="P14">w: 1</text:p>
          </table:table-cell>
          <table:table-cell table:style-name="Table1.E2" office:value-type="string">
            <text:p text:style-name="P13">r: 0</text:p>
            <text:p text:style-name="P13">w: 0</text:p>
          </table:table-cell>
        </table:table-row>
        <table:table-row>
          <table:table-cell table:style-name="Table1.A2" office:value-type="string">
            <text:p text:style-name="P12">f </text:p>
          </table:table-cell>
          <table:table-cell table:style-name="Table1.A2" office:value-type="string">
            <text:p text:style-name="P12">A block is removed from the end </text:p>
          </table:table-cell>
          <table:table-cell table:style-name="Table1.A2" office:value-type="string">
            <text:p text:style-name="P13">r: 0</text:p>
            <text:p text:style-name="P13">w: 0</text:p>
          </table:table-cell>
          <table:table-cell table:style-name="Table1.A2" office:value-type="string">
            <text:p text:style-name="P14">r: 49</text:p>
            <text:p text:style-name="P14">w: 1</text:p>
          </table:table-cell>
          <table:table-cell table:style-name="Table1.E2" office:value-type="string">
            <text:p text:style-name="P13">r: 0</text:p>
            <text:p text:style-name="P13">w: 0</text:p>
          </table:table-cell>
        </table:table-row>
      </table:table>
      <text:p text:style-name="P7"/>
      <text:p text:style-name="P7"/>
      <text:p text:style-name="P6"><text:soft-page-break/>Problem 2 <text:span text:style-name="T5">(35 points)</text:span></text:p>
      <text:p text:style-name="P16">One way to use contiguous allocation of the disk and not suffer from holes is to compact the disk every time a file is removed. Since all files are contiguous, copying a file requires a seek and rotational delay to read the file, followed by the transfer at full speed. </text:p>
      <text:p text:style-name="P17">Writing the file back requires the same work.</text:p>
      <text:p text:style-name="P17"/>
      <text:p text:style-name="P17">a) Assuming a seek time of 5 msec, a rotational delay of 4 msec, a transfer rate of 8 MB/sec, and an average file size of 8 KB, how long does it take to read a file into main memory then write it back to the disk at a new location?</text:p>
      <text:p text:style-name="P17"/>
      <text:p text:style-name="P20"><text:tab/>It takes 9 msec to start the transfer due to 5 msec seek and 4msec rotation delay. To read 8KB(= 2<text:span text:style-name="T7">13 </text:span>bytes) at the transfer rate of 8 MB/sec(= 2<text:span text:style-name="T7">23</text:span> bytes/sec) requires 2<text:span text:style-name="T7">-10</text:span> sec ( cause (1/2<text:span text:style-name="T7">23</text:span>) * 2<text:span text:style-name="T7">13</text:span> = 2<text:span text:style-name="T7">-10</text:span> ) = 0.97656 msec ≒ 0.977 msec. </text:p>
      <text:p text:style-name="P20"/>
      <text:p text:style-name="P20"><text:tab/>Then, the total time to seek, rotate and transfer is 5 + 4 + 0.977 = 9.977 msec</text:p>
      <text:p text:style-name="P20"/>
      <text:p text:style-name="P20"><text:tab/>Writing the file back needs same work, so it takes another 9.977 msec, then copying an average file takes 9.977 * 2 = <text:span text:style-name="T6">19.954 msec</text:span>.</text:p>
      <text:p text:style-name="P19"/>
      <text:p text:style-name="P17"/>
      <text:p text:style-name="P17">b) Using these numbers, how long would it take to compact half of a 16-GB disk? </text:p>
      <text:p text:style-name="P18"/>
      <text:p text:style-name="P21"><text:span text:style-name="T9"><text:tab/>To compact half of a 16-GB dick would involve copying 8GB of storage, which contains 2</text:span><text:span text:style-name="T8">20</text:span><text:span text:style-name="T9"> files ( cause 8GB (= 2</text:span><text:span text:style-name="T8">33</text:span><text:span text:style-name="T9">B) / 8KB (= 2</text:span><text:span text:style-name="T8">13</text:span><text:span text:style-name="T9">B) = 2</text:span><text:span text:style-name="T8">20</text:span><text:span text:style-name="T9"> )average. Now, it takes 19.954 msec for every file, then it takes 2</text:span><text:span text:style-name="T8">20</text:span><text:span text:style-name="T9"> * 19.954 = 20923285.504 msec ≒ 20923 seconds.</text:span></text:p>
      <text:p text:style-name="P19"/>
      <text:p text:style-name="P9"/>
      <text:p text:style-name="P9"/>
      <text:p text:style-name="P3">Problem 3 <text:span text:style-name="T5">(25 points)</text:span></text:p>
      <text:p text:style-name="P2">The beginning of a free space bitmap looks like this after the disk partition is first formatted: 0111 1111 1111 1111 (the first block is used by the root directory). The system always searches for free blocks starting at the lowest numbered block, so after writing file A, which uses 6 blocks, the bitmap looks like this: 0000 0001 11111111. Show the bitmap after each of the following additional actions:</text:p>
      <text:p text:style-name="P15">(a) File B is written, using 5 blocks <text:s text:c="5"/><text:span text:style-name="T4">Answer: 0000 0000 0000 1111</text:span></text:p>
      <text:p text:style-name="P15">(b) File A is deleted <text:s text:c="29"/><text:span text:style-name="T4">Answer: 0111 1110 0000 1111</text:span></text:p>
      <text:p text:style-name="P15">(c) File C is written, using 8 blocks <text:s text:c="5"/><text:span text:style-name="T4">Answer: 0000 0000 0000 0011</text:span></text:p>
      <text:p text:style-name="P15">(d) File B is deleted. <text:s text:c="28"/><text:span text:style-name="T4">Answer: 0000 0001 1111 0011</text:span></text:p>
      <text:p text:style-name="P8"/>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sans1" svg:font-family="Lucidasans"/>
    <style:font-face style:name="OpenSymbol" svg:font-family="OpenSymbol"/>
    <style:font-face style:name="Roboto-Regular" svg:font-family="Roboto-Regular, helvetica, arial, sans-serif"/>
    <style:font-face style:name="Thorndale1" svg:font-family="Thorndale" style:font-family-generic="roman"/>
    <style:font-face style:name="Helvetica" svg:font-family="Helvetica" style:font-family-generic="swiss"/>
    <style:font-face style:name="DejaVu Sans Mono" svg:font-family="'DejaVu Sans Mono'"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HG 明朝L Sun" svg:font-family="'HG 明朝L Sun'"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HG 明朝L Sun" style:font-size-asian="12pt" style:language-asian="ja" style:country-asian="JP"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明朝L Sun"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Standard" style:next-style-name="Text_20_body" style:class="chapter">
      <style:paragraph-properties fo:margin-top="0.1665in" fo:margin-bottom="0.0835in" fo:keep-with-next="always"/>
      <style:text-properties style:font-name="Albany" fo:font-size="14pt" style:font-name-asian="HG 明朝L Sun"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Daria Vazhenina</meta:initial-creator>
    <meta:creation-date>2009-10-30T10:51:28</meta:creation-date>
    <dc:date>2018-02-12T15:23:34</dc:date>
    <meta:print-date>2018-02-12T15:23:05</meta:print-date>
    <dc:language>en-US</dc:language>
    <meta:editing-cycles>31</meta:editing-cycles>
    <meta:editing-duration>PT8H40M23S</meta:editing-duration>
    <dc:creator>Yuta Nemoto</dc:creator>
    <meta:printed-by>Yuta Nemoto</meta:printed-by>
    <meta:document-statistic meta:table-count="1" meta:image-count="0" meta:object-count="0" meta:page-count="2" meta:paragraph-count="71" meta:word-count="639" meta:character-count="3240"/>
    <meta:user-defined meta:name="Info 1"/>
    <meta:user-defined meta:name="Info 2"/>
    <meta:user-defined meta:name="Info 3"/>
    <meta:user-defined meta:name="Info 4"/>
  </office:meta>
</office:document-meta>
</file>